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8.29pt"/>
    </style:style>
    <style:style style:name="co3" style:family="table-column">
      <style:table-column-properties fo:break-before="auto" style:column-width="60.46pt"/>
    </style:style>
    <style:style style:name="co4" style:family="table-column">
      <style:table-column-properties fo:break-before="auto" style:column-width="63.64pt"/>
    </style:style>
    <style:style style:name="co5" style:family="table-column">
      <style:table-column-properties fo:break-before="auto" style:column-width="95.1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6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 style:data-style-name="N121">
      <style:table-cell-properties style:text-align-source="fix" style:repeat-content="false"/>
      <style:paragraph-properties fo:text-align="start" fo:margin-left="10.01pt"/>
    </style:style>
    <style:style style:name="ce4" style:family="table-cell" style:parent-style-name="Default" style:data-style-name="N1"/>
    <style:style style:name="ce5" style:family="table-cell" style:parent-style-name="Default" style:data-style-name="N121"/>
    <style:style style:name="ce6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weight="normal" style:font-name-asian="Droid Sans Fallback" style:font-name-complex="FreeSans" style:font-weight-asian="normal" style:font-weight-complex="normal"/>
    </style:style>
  </office:automatic-styles>
  <office:body>
    <office:spreadsheet>
      <table:calculation-settings table:automatic-find-labels="false"/>
      <table:table table:name="Sheet2" table:style-name="ta1">
        <table:shapes>
          <draw:frame draw:z-index="0" draw:style-name="gr1" draw:text-style-name="P1" svg:width="338.77pt" svg:height="216.91pt" svg:x="474.6pt" svg:y="15.99pt">
            <loext:p draw:notify-on-update-of-ranges="Sheet2.E3:Sheet2.E3 Sheet2.F3:Sheet2.F12 Sheet2.F3:Sheet2.F3 Sheet2.E3:Sheet2.E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3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2">
          <table:table-cell table:style-name="ce1" office:value-type="string" calcext:value-type="string">
            <text:p>Nr magents</text:p>
          </table:table-cell>
          <table:table-cell table:style-name="ce2" office:value-type="string" calcext:value-type="string">
            <text:p>rpm</text:p>
          </table:table-cell>
          <table:table-cell table:style-name="ce2" office:value-type="string" calcext:value-type="string">
            <text:p>number of pulses</text:p>
          </table:table-cell>
          <table:table-cell table:style-name="ce2" office:value-type="string" calcext:value-type="string">
            <text:p>meters/hour</text:p>
          </table:table-cell>
          <table:table-cell table:style-name="ce2" office:value-type="string" calcext:value-type="string">
            <text:p>km/h</text:p>
          </table:table-cell>
          <table:table-cell table:style-name="ce2" office:value-type="string" calcext:value-type="string">
            <text:p>hall sensors period</text:p>
            <text:p>us</text:p>
          </table:table-cell>
          <table:table-cell table:style-name="ce1" office:value-type="string" calcext:value-type="string">
            <text:p>calc verification</text:p>
            <text:p><text:span text:style-name="T1">29217.4*x^-1</text:span>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formula="of:=[.$A$4]*[.B4]" office:value-type="float" office:value="46" calcext:value-type="float">
            <text:p>46</text:p>
          </table:table-cell>
          <table:table-cell office:value-type="float" office:value="4032" calcext:value-type="float">
            <text:p>4032</text:p>
          </table:table-cell>
          <table:table-cell table:formula="of:=[.D4]/1000" office:value-type="float" office:value="4.032" calcext:value-type="float">
            <text:p>4.0</text:p>
          </table:table-cell>
          <table:table-cell table:style-name="ce4" table:formula="of:=((1/(46*3))*1000000)/[.B4]" office:value-type="float" office:value="7246.3768115942" calcext:value-type="float">
            <text:p>7246</text:p>
          </table:table-cell>
          <table:table-cell table:style-name="ce5" table:formula="of:=29217.4*[.F4]^-1" office:value-type="float" office:value="4.0320012" calcext:value-type="float">
            <text:p>4.0</text:p>
          </table:table-cell>
          <table:table-cell table:style-name="ce6"/>
        </table:table-row>
        <table:table-row table:style-name="ro1">
          <table:table-cell/>
          <table:table-cell table:formula="of:=[.B4]+1" office:value-type="float" office:value="2" calcext:value-type="float">
            <text:p>2</text:p>
          </table:table-cell>
          <table:table-cell table:formula="of:=[.$A$4]*[.B5]" office:value-type="float" office:value="92" calcext:value-type="float">
            <text:p>92</text:p>
          </table:table-cell>
          <table:table-cell table:formula="of:=[.$D$4]*[.B5]" office:value-type="float" office:value="8064" calcext:value-type="float">
            <text:p>8064</text:p>
          </table:table-cell>
          <table:table-cell table:formula="of:=[.D5]/1000" office:value-type="float" office:value="8.064" calcext:value-type="float">
            <text:p>8.1</text:p>
          </table:table-cell>
          <table:table-cell table:style-name="ce4" table:formula="of:=((1/(46*3))*1000000)/[.B5]" office:value-type="float" office:value="3623.1884057971" calcext:value-type="float">
            <text:p>3623</text:p>
          </table:table-cell>
          <table:table-cell table:style-name="ce5" table:formula="of:=29217.4*[.F5]^-1" office:value-type="float" office:value="8.0640024" calcext:value-type="float">
            <text:p>8.1</text:p>
          </table:table-cell>
          <table:table-cell table:style-name="ce6"/>
        </table:table-row>
        <table:table-row table:style-name="ro1">
          <table:table-cell/>
          <table:table-cell table:formula="of:=[.B5]+1" office:value-type="float" office:value="3" calcext:value-type="float">
            <text:p>3</text:p>
          </table:table-cell>
          <table:table-cell table:formula="of:=[.$A$4]*[.B6]" office:value-type="float" office:value="138" calcext:value-type="float">
            <text:p>138</text:p>
          </table:table-cell>
          <table:table-cell table:formula="of:=[.$D$4]*[.B6]" office:value-type="float" office:value="12096" calcext:value-type="float">
            <text:p>12096</text:p>
          </table:table-cell>
          <table:table-cell table:formula="of:=[.D6]/1000" office:value-type="float" office:value="12.096" calcext:value-type="float">
            <text:p>12.1</text:p>
          </table:table-cell>
          <table:table-cell table:style-name="ce4" table:formula="of:=((1/(46*3))*1000000)/[.B6]" office:value-type="float" office:value="2415.45893719807" calcext:value-type="float">
            <text:p>2415</text:p>
          </table:table-cell>
          <table:table-cell table:style-name="ce5" table:formula="of:=29217.4*[.F6]^-1" office:value-type="float" office:value="12.0960036" calcext:value-type="float">
            <text:p>12.1</text:p>
          </table:table-cell>
          <table:table-cell table:style-name="ce6"/>
        </table:table-row>
        <table:table-row table:style-name="ro1">
          <table:table-cell/>
          <table:table-cell table:formula="of:=[.B6]+1" office:value-type="float" office:value="4" calcext:value-type="float">
            <text:p>4</text:p>
          </table:table-cell>
          <table:table-cell table:formula="of:=[.$A$4]*[.B7]" office:value-type="float" office:value="184" calcext:value-type="float">
            <text:p>184</text:p>
          </table:table-cell>
          <table:table-cell table:formula="of:=[.$D$4]*[.B7]" office:value-type="float" office:value="16128" calcext:value-type="float">
            <text:p>16128</text:p>
          </table:table-cell>
          <table:table-cell table:formula="of:=[.D7]/1000" office:value-type="float" office:value="16.128" calcext:value-type="float">
            <text:p>16.1</text:p>
          </table:table-cell>
          <table:table-cell table:style-name="ce4" table:formula="of:=((1/(46*3))*1000000)/[.B7]" office:value-type="float" office:value="1811.59420289855" calcext:value-type="float">
            <text:p>1812</text:p>
          </table:table-cell>
          <table:table-cell table:style-name="ce5" table:formula="of:=29217.4*[.F7]^-1" office:value-type="float" office:value="16.1280048" calcext:value-type="float">
            <text:p>16.1</text:p>
          </table:table-cell>
          <table:table-cell table:style-name="ce6"/>
        </table:table-row>
        <table:table-row table:style-name="ro1">
          <table:table-cell/>
          <table:table-cell table:formula="of:=[.B7]+1" office:value-type="float" office:value="5" calcext:value-type="float">
            <text:p>5</text:p>
          </table:table-cell>
          <table:table-cell table:formula="of:=[.$A$4]*[.B8]" office:value-type="float" office:value="230" calcext:value-type="float">
            <text:p>230</text:p>
          </table:table-cell>
          <table:table-cell table:formula="of:=[.$D$4]*[.B8]" office:value-type="float" office:value="20160" calcext:value-type="float">
            <text:p>20160</text:p>
          </table:table-cell>
          <table:table-cell table:formula="of:=[.D8]/1000" office:value-type="float" office:value="20.16" calcext:value-type="float">
            <text:p>20.2</text:p>
          </table:table-cell>
          <table:table-cell table:style-name="ce4" table:formula="of:=((1/(46*3))*1000000)/[.B8]" office:value-type="float" office:value="1449.27536231884" calcext:value-type="float">
            <text:p>1449</text:p>
          </table:table-cell>
          <table:table-cell table:style-name="ce5" table:formula="of:=29217.4*[.F8]^-1" office:value-type="float" office:value="20.160006" calcext:value-type="float">
            <text:p>20.2</text:p>
          </table:table-cell>
          <table:table-cell table:style-name="ce6"/>
        </table:table-row>
        <table:table-row table:style-name="ro1">
          <table:table-cell/>
          <table:table-cell table:formula="of:=[.B8]+1" office:value-type="float" office:value="6" calcext:value-type="float">
            <text:p>6</text:p>
          </table:table-cell>
          <table:table-cell table:formula="of:=[.$A$4]*[.B9]" office:value-type="float" office:value="276" calcext:value-type="float">
            <text:p>276</text:p>
          </table:table-cell>
          <table:table-cell table:formula="of:=[.$D$4]*[.B9]" office:value-type="float" office:value="24192" calcext:value-type="float">
            <text:p>24192</text:p>
          </table:table-cell>
          <table:table-cell table:formula="of:=[.D9]/1000" office:value-type="float" office:value="24.192" calcext:value-type="float">
            <text:p>24.2</text:p>
          </table:table-cell>
          <table:table-cell table:style-name="ce4" table:formula="of:=((1/(46*3))*1000000)/[.B9]" office:value-type="float" office:value="1207.72946859903" calcext:value-type="float">
            <text:p>1208</text:p>
          </table:table-cell>
          <table:table-cell table:style-name="ce5" table:formula="of:=29217.4*[.F9]^-1" office:value-type="float" office:value="24.1920072" calcext:value-type="float">
            <text:p>24.2</text:p>
          </table:table-cell>
          <table:table-cell table:style-name="ce6"/>
        </table:table-row>
        <table:table-row table:style-name="ro1">
          <table:table-cell/>
          <table:table-cell table:formula="of:=[.B9]+1" office:value-type="float" office:value="7" calcext:value-type="float">
            <text:p>7</text:p>
          </table:table-cell>
          <table:table-cell table:formula="of:=[.$A$4]*[.B10]" office:value-type="float" office:value="322" calcext:value-type="float">
            <text:p>322</text:p>
          </table:table-cell>
          <table:table-cell table:formula="of:=[.$D$4]*[.B10]" office:value-type="float" office:value="28224" calcext:value-type="float">
            <text:p>28224</text:p>
          </table:table-cell>
          <table:table-cell table:formula="of:=[.D10]/1000" office:value-type="float" office:value="28.224" calcext:value-type="float">
            <text:p>28.2</text:p>
          </table:table-cell>
          <table:table-cell table:style-name="ce4" table:formula="of:=((1/(46*3))*1000000)/[.B10]" office:value-type="float" office:value="1035.1966873706" calcext:value-type="float">
            <text:p>1035</text:p>
          </table:table-cell>
          <table:table-cell table:style-name="ce5" table:formula="of:=29217.4*[.F10]^-1" office:value-type="float" office:value="28.2240084" calcext:value-type="float">
            <text:p>28.2</text:p>
          </table:table-cell>
          <table:table-cell table:style-name="ce6"/>
        </table:table-row>
        <table:table-row table:style-name="ro1">
          <table:table-cell/>
          <table:table-cell table:formula="of:=[.B10]+1" office:value-type="float" office:value="8" calcext:value-type="float">
            <text:p>8</text:p>
          </table:table-cell>
          <table:table-cell table:formula="of:=[.$A$4]*[.B11]" office:value-type="float" office:value="368" calcext:value-type="float">
            <text:p>368</text:p>
          </table:table-cell>
          <table:table-cell table:formula="of:=[.$D$4]*[.B11]" office:value-type="float" office:value="32256" calcext:value-type="float">
            <text:p>32256</text:p>
          </table:table-cell>
          <table:table-cell table:formula="of:=[.D11]/1000" office:value-type="float" office:value="32.256" calcext:value-type="float">
            <text:p>32.3</text:p>
          </table:table-cell>
          <table:table-cell table:style-name="ce4" table:formula="of:=((1/(46*3))*1000000)/[.B11]" office:value-type="float" office:value="905.797101449275" calcext:value-type="float">
            <text:p>906</text:p>
          </table:table-cell>
          <table:table-cell table:style-name="ce5" table:formula="of:=29217.4*[.F11]^-1" office:value-type="float" office:value="32.2560096" calcext:value-type="float">
            <text:p>32.3</text:p>
          </table:table-cell>
          <table:table-cell table:style-name="ce6"/>
        </table:table-row>
        <table:table-row table:style-name="ro1">
          <table:table-cell/>
          <table:table-cell table:formula="of:=[.B11]+1" office:value-type="float" office:value="9" calcext:value-type="float">
            <text:p>9</text:p>
          </table:table-cell>
          <table:table-cell table:formula="of:=[.$A$4]*[.B12]" office:value-type="float" office:value="414" calcext:value-type="float">
            <text:p>414</text:p>
          </table:table-cell>
          <table:table-cell table:formula="of:=[.$D$4]*[.B12]" office:value-type="float" office:value="36288" calcext:value-type="float">
            <text:p>36288</text:p>
          </table:table-cell>
          <table:table-cell table:formula="of:=[.D12]/1000" office:value-type="float" office:value="36.288" calcext:value-type="float">
            <text:p>36.3</text:p>
          </table:table-cell>
          <table:table-cell table:style-name="ce4" table:formula="of:=((1/(46*3))*1000000)/[.B12]" office:value-type="float" office:value="805.152979066023" calcext:value-type="float">
            <text:p>805</text:p>
          </table:table-cell>
          <table:table-cell table:style-name="ce5" table:formula="of:=29217.4*[.F12]^-1" office:value-type="float" office:value="36.2880108" calcext:value-type="float">
            <text:p>36.3</text:p>
          </table:table-cell>
          <table:table-cell table:style-name="ce6"/>
        </table:table-row>
        <table:table-row table:style-name="ro1" table:number-rows-repeated="1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08:52:39.370762182</meta:creation-date>
    <dc:date>2016-03-29T01:12:36.621063499</dc:date>
    <meta:editing-duration>PT15H4M5S</meta:editing-duration>
    <meta:editing-cycles>3</meta:editing-cycles>
    <meta:generator>LibreOffice/5.0.2.2$Linux_x86 LibreOffice_project/00m0$Build-2</meta:generator>
    <meta:document-statistic meta:table-count="1" meta:cell-count="62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952cm" svg:height="7.653cm" xlink:href=".." xlink:type="simple" chart:class="chart:scatter" chart:style-name="ch1">
        <chart:plot-area chart:style-name="ch2" table:cell-range-address="Sheet2.E3:Sheet2.F12" chart:data-source-has-labels="row" svg:x="0.239cm" svg:y="0.153cm" svg:width="11.474cm" svg:height="7.347cm">
          <chartooo:coordinate-region svg:x="0.86cm" svg:y="0.352cm" svg:width="10.481cm" svg:height="6.50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2.E3:Sheet2.E12" chart:label-cell-address="Sheet2.F3:Sheet2.F3" chart:class="chart:scatter">
            <chart:domain table:cell-range-address="Sheet2.F3:Sheet2.F12"/>
            <chart:regression-curve chart:style-name="ch6">
              <chart:equation chart:display-equation="true" chart:display-r-square="true"/>
            </chart:regression-curve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hall sensors period
us</text:p>
                <draw:g>
                  <svg:desc>Sheet2.F3:Sheet2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2.F3:Sheet2.F12</svg:desc>
                </draw:g>
              </table:table-cell>
              <table:table-cell office:value-type="float" office:value="NaN">
                <text:p>NaN</text:p>
                <draw:g>
                  <svg:desc>Sheet2.E3:Sheet2.E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246.3768115942">
                <text:p>7246.3768115942</text:p>
              </table:table-cell>
              <table:table-cell office:value-type="float" office:value="4.032">
                <text:p>4.0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23.1884057971">
                <text:p>3623.1884057971</text:p>
              </table:table-cell>
              <table:table-cell office:value-type="float" office:value="8.064">
                <text:p>8.0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15.45893719807">
                <text:p>2415.45893719807</text:p>
              </table:table-cell>
              <table:table-cell office:value-type="float" office:value="12.096">
                <text:p>12.0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11.59420289855">
                <text:p>1811.59420289855</text:p>
              </table:table-cell>
              <table:table-cell office:value-type="float" office:value="16.128">
                <text:p>16.1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49.27536231884">
                <text:p>1449.27536231884</text:p>
              </table:table-cell>
              <table:table-cell office:value-type="float" office:value="20.16">
                <text:p>20.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7.72946859903">
                <text:p>1207.72946859903</text:p>
              </table:table-cell>
              <table:table-cell office:value-type="float" office:value="24.192">
                <text:p>24.1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35.1966873706">
                <text:p>1035.1966873706</text:p>
              </table:table-cell>
              <table:table-cell office:value-type="float" office:value="28.224">
                <text:p>28.2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5.797101449275">
                <text:p>905.797101449275</text:p>
              </table:table-cell>
              <table:table-cell office:value-type="float" office:value="32.256">
                <text:p>32.2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5.152979066023">
                <text:p>805.152979066023</text:p>
              </table:table-cell>
              <table:table-cell office:value-type="float" office:value="36.288">
                <text:p>36.2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